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b7b79d"/>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a5a585"/>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c9c9b6"/>
    </style:style>
    <style:style style:name="gr6" style:family="graphic" style:parent-style-name="standard">
      <style:graphic-properties svg:stroke-width="0.001cm" svg:stroke-color="#7a7a5a" draw:fill="none" draw:fill-color="#ffffff" fo:padding-top="-0.049cm" fo:padding-bottom="-0.049cm" fo:padding-left="-0.049cm" fo:padding-right="-0.049cm"/>
    </style:style>
    <style:style style:name="gr7" style:family="graphic" style:parent-style-name="standard">
      <style:graphic-properties draw:stroke="none" svg:stroke-width="0.001cm" draw:fill-color="#93936c"/>
    </style:style>
    <style:style style:name="gr8" style:family="graphic" style:parent-style-name="standard">
      <style:graphic-properties draw:stroke="none" svg:stroke-width="0.001cm" draw:fill-color="#d4000a"/>
    </style:style>
  </office:automatic-styles>
  <office:body>
    <office:drawing>
      <draw:page draw:name="page1" draw:style-name="dp1" draw:master-page-name="Default">
        <draw:g>
          <draw:glue-point draw:id="4" svg:x="-2.932cm" svg:y="-5cm"/>
          <draw:glue-point draw:id="5" svg:x="5cm" svg:y="-5cm"/>
          <draw:glue-point draw:id="6" svg:x="1.035cm" svg:y="-5cm"/>
          <draw:glue-point draw:id="7" svg:x="-4.08cm" svg:y="5cm"/>
          <draw:glue-point draw:id="8" svg:x="-1.884cm" svg:y="5cm"/>
          <draw:glue-point draw:id="9" svg:x="-2.982cm" svg:y="5cm"/>
          <draw:glue-point draw:id="10" svg:x="-5cm" svg:y="-3.366cm"/>
          <draw:glue-point draw:id="11" svg:x="-5cm" svg:y="4.553cm"/>
          <draw:glue-point draw:id="12" svg:x="-5cm" svg:y="0.593cm"/>
          <draw:glue-point draw:id="13" svg:x="5cm" svg:y="2.713cm"/>
          <draw:glue-point draw:id="14" svg:x="5cm" svg:y="-1.144cm"/>
          <draw:glue-point draw:id="15" svg:x="-0.986cm" svg:y="0.305cm"/>
          <draw:polygon draw:style-name="gr1" draw:layer="layout" svg:width="0.624cm" svg:height="1.543cm" svg:x="0cm" svg:y="0.327cm" svg:viewBox="0 0 625 1544" draw:points="0,1544 0,0 625,0 625,1544">
            <text:p/>
          </draw:polygon>
          <draw:polygon draw:style-name="gr2" draw:layer="layout" svg:width="0.624cm" svg:height="1.543cm" svg:x="0cm" svg:y="0.327cm" svg:viewBox="0 0 625 1544" draw:points="0,1544 0,0 625,0 625,1544">
            <text:p/>
          </draw:polygon>
          <draw:polygon draw:style-name="gr3" draw:layer="layout" svg:width="0.624cm" svg:height="1.543cm" svg:x="0.624cm" svg:y="0.327cm" svg:viewBox="0 0 625 1544" draw:points="0,1544 0,0 625,0 625,1544">
            <text:p/>
          </draw:polygon>
          <draw:polygon draw:style-name="gr2" draw:layer="layout" svg:width="0.624cm" svg:height="1.543cm" svg:x="0.624cm" svg:y="0.327cm" svg:viewBox="0 0 625 1544" draw:points="0,1544 0,0 625,0 625,1544">
            <text:p/>
          </draw:polygon>
          <draw:polygon draw:style-name="gr4" draw:layer="layout" svg:width="0.326cm" svg:height="1.87cm" svg:x="1.248cm" svg:y="0cm" svg:viewBox="0 0 327 1871" draw:points="327,1543 327,0 0,327 0,1871">
            <text:p/>
          </draw:polygon>
          <draw:polygon draw:style-name="gr2" draw:layer="layout" svg:width="0.326cm" svg:height="1.87cm" svg:x="1.248cm" svg:y="0cm" svg:viewBox="0 0 327 1871" draw:points="327,1543 327,0 0,327 0,1871">
            <text:p/>
          </draw:polygon>
          <draw:polygon draw:style-name="gr5" draw:layer="layout" svg:width="1.574cm" svg:height="0.327cm" svg:x="0cm" svg:y="0cm" svg:viewBox="0 0 1575 328" draw:points="325,0 0,328 1248,328 1575,0">
            <text:p/>
          </draw:polygon>
          <draw:polygon draw:style-name="gr2" draw:layer="layout" svg:width="1.574cm" svg:height="0.327cm" svg:x="0cm" svg:y="0cm" svg:viewBox="0 0 1575 328" draw:points="325,0 0,328 1248,328 1575,0">
            <text:p/>
          </draw:polygon>
          <draw:line draw:style-name="gr6" draw:layer="layout" svg:x1="0.913cm" svg:y1="0.037cm" svg:x2="0.661cm" svg:y2="0.29cm">
            <text:p/>
          </draw:line>
          <draw:polygon draw:style-name="gr1" draw:layer="layout" svg:width="0.632cm" svg:height="0.14cm" svg:x="0cm" svg:y="1.86cm" svg:viewBox="0 0 633 141" draw:points="316,0 0,0 0,7 1,14 3,21 6,28 10,35 14,42 19,49 25,55 32,61 39,68 47,74 56,80 66,86 76,91 86,97 98,102 110,107 122,111 135,115 149,119 162,123 176,126 191,129 206,131 221,134 237,136 252,138 268,139 284,140 300,140 316,141 332,140 348,140 364,139 379,138 395,136 411,134 425,131 441,129 455,126 469,123 483,119 497,115 510,111 522,107 534,102 546,97 556,91 566,86 576,80 585,74 593,68 600,61 606,55 612,49 618,42 622,35 626,28 629,21 631,14 632,7 633,0">
            <text:p/>
          </draw:polygon>
          <draw:polyline draw:style-name="gr2" draw:layer="layout" svg:width="0.633cm" svg:height="0.14cm" svg:x="0cm" svg:y="1.86cm" svg:viewBox="0 0 634 141" draw:points="0,0 0,7 1,14 3,21 6,28 10,35 14,42 19,49 25,55 32,61 39,68 47,74 56,80 66,86 76,91 87,97 98,102 110,107 122,111 135,115 149,119 163,123 177,126 191,129 206,131 221,134 237,136 252,138 268,139 284,140 300,140 317,141 332,140 349,140 364,139 380,138 396,136 411,134 426,131 441,129 456,126 470,123 484,119 497,115 510,111 523,107 535,102 546,97 557,91 567,86 577,80 585,74 594,68 601,61 608,55 614,49 619,42 623,35 627,28 630,21 632,14 633,7 634,0">
            <text:p/>
          </draw:polyline>
          <draw:polygon draw:style-name="gr7" draw:layer="layout" svg:width="0.186cm" svg:height="1.533cm" svg:x="0.438cm" svg:y="0.336cm" svg:viewBox="0 0 187 1534" draw:points="0,112 0,187 0,271 0,374 0,477 0,710 0,953 0,1066 0,1178 0,1272 0,1356 0,1431 0,1487 0,1515 0,1534 187,1534 187,0 177,0 187,9 187,18 159,46 111,75 56,93">
            <text:p/>
          </draw:polygon>
          <draw:polygon draw:style-name="gr7" draw:layer="layout" svg:width="0.186cm" svg:height="0.121cm" svg:x="0.438cm" svg:y="1.86cm" svg:viewBox="0 0 187 122" draw:points="0,122 65,103 121,75 149,65 168,46 177,18 187,0 168,0 149,0 121,0 65,0 0,0 0,37 0,75 0,94 0,112">
            <text:p/>
          </draw:polygon>
          <draw:polygon draw:style-name="gr5" draw:layer="layout" svg:width="0.624cm" svg:height="0.028cm" svg:x="0cm" svg:y="0.308cm" svg:viewBox="0 0 625 29" draw:points="27,0 0,29 625,29 625,0">
            <text:p/>
          </draw:polygon>
          <draw:polygon draw:style-name="gr5" draw:layer="layout" svg:width="0.632cm" svg:height="0.14cm" svg:x="0cm" svg:y="0.327cm" svg:viewBox="0 0 633 141" draw:points="316,0 0,0 0,6 1,14 3,21 6,28 10,35 14,42 19,49 25,55 32,61 39,68 47,74 56,80 66,86 76,91 86,97 98,102 110,106 122,111 135,115 149,119 162,123 176,126 191,129 206,131 221,134 237,136 252,138 268,139 284,140 300,140 316,141 332,140 348,140 364,139 379,138 395,136 411,134 425,131 441,129 455,126 469,123 483,119 497,115 510,111 522,106 534,102 546,97 556,91 566,86 576,80 585,74 593,68 600,61 606,55 612,49 618,42 622,35 626,28 629,21 631,14 632,6 633,0">
            <text:p/>
          </draw:polygon>
          <draw:polyline draw:style-name="gr2" draw:layer="layout" svg:width="0.633cm" svg:height="0.14cm" svg:x="0cm" svg:y="0.327cm" svg:viewBox="0 0 634 141" draw:points="0,0 0,6 1,14 3,21 6,28 10,35 14,42 19,49 25,55 32,61 39,68 47,74 56,80 66,86 76,91 87,97 98,102 110,106 122,111 135,115 149,119 163,123 177,126 191,129 206,131 221,134 237,136 252,138 268,139 284,140 300,140 317,141 332,140 349,140 364,139 380,138 396,136 411,134 426,131 441,129 456,126 470,123 484,119 497,115 510,111 523,106 535,102 546,97 557,91 567,86 577,80 585,74 594,68 601,61 608,55 614,49 619,42 623,35 627,28 630,21 632,14 633,6 634,0">
            <text:p/>
          </draw:polyline>
          <draw:line draw:style-name="gr6" draw:layer="layout" svg:x1="0.056cm" svg:y1="0.327cm" svg:x2="0.569cm" svg:y2="0.327cm">
            <text:p/>
          </draw:line>
          <draw:polygon draw:style-name="gr7" draw:layer="layout" svg:width="0.112cm" svg:height="1.524cm" svg:x="0.633cm" svg:y="0.336cm" svg:viewBox="0 0 113 1525" draw:points="0,1525 0,0 113,0 113,1525">
            <text:p/>
          </draw:polygon>
          <draw:polygon draw:style-name="gr7" draw:layer="layout" svg:width="0.419cm" svg:height="0.355cm" svg:x="0.726cm" svg:y="0.43cm" svg:viewBox="0 0 420 356" draw:points="0,356 0,0 420,0 420,356">
            <text:p/>
          </draw:polygon>
          <draw:polygon draw:style-name="gr2" draw:layer="layout" svg:width="0.419cm" svg:height="0.355cm" svg:x="0.726cm" svg:y="0.43cm" svg:viewBox="0 0 420 356" draw:points="0,356 0,0 420,0 420,356">
            <text:p/>
          </draw:polygon>
          <draw:polygon draw:style-name="gr4" draw:layer="layout" svg:width="0.01cm" svg:height="0.345cm" svg:x="0.736cm" svg:y="0.44cm" svg:viewBox="0 0 11 346" draw:points="0,346 0,0 11,0 11,346">
            <text:p/>
          </draw:polygon>
          <draw:polygon draw:style-name="gr8" draw:layer="layout" svg:width="0.028cm" svg:height="1.561cm" svg:x="0.009cm" svg:y="0.355cm" svg:viewBox="0 0 29 1562" draw:points="0,0 29,28 29,1562 0,1534">
            <text:p/>
          </draw:polygon>
          <draw:polyline draw:style-name="gr2" draw:layer="layout" svg:width="0.633cm" svg:height="0.14cm" svg:x="0cm" svg:y="0.327cm" svg:viewBox="0 0 634 141" draw:points="0,0 0,6 1,14 3,21 6,28 10,35 14,42 19,49 25,55 32,61 39,68 47,74 56,80 66,86 76,91 87,97 98,102 110,106 122,111 135,115 149,119 163,123 177,126 191,129 206,131 221,134 237,136 252,138 268,139 284,140 300,140 317,141 332,140 349,140 364,139 380,138 396,136 411,134 426,131 441,129 456,126 470,123 484,119 497,115 510,111 523,106 535,102 546,97 557,91 567,86 577,80 585,74 594,68 601,61 608,55 614,49 619,42 623,35 627,28 630,21 632,14 633,6 634,0">
            <text:p/>
          </draw:polyline>
          <draw:polyline draw:style-name="gr2" draw:layer="layout" svg:width="0.633cm" svg:height="0.137cm" svg:x="0cm" svg:y="1.863cm" svg:viewBox="0 0 634 138" draw:points="0,1 0,8 1,14 3,21 6,28 9,35 13,41 18,48 24,54 30,60 38,67 45,72 54,78 63,84 73,89 84,94 95,99 106,104 119,108 132,112 145,116 158,120 172,123 186,126 201,128 216,131 231,133 247,135 262,136 278,137 294,137 311,138 326,138 342,137 358,137 373,136 389,134 404,132 419,130 434,128 449,125 463,122 477,119 491,115 504,111 517,107 528,103 540,98 551,93 561,88 571,83 580,77 589,71 597,65 604,59 610,53 616,46 620,40 625,33 628,27 631,20 633,13 633,6 634,0">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BM mainframe</dc:title>
    <meta:creation-date>2011-02-07T16:36:25</meta:creation-date>
    <meta:editing-duration>P0D</meta:editing-duration>
    <meta:editing-cycles>1</meta:editing-cycles>
    <meta:document-statistic meta:object-count="25"/>
    <meta:generator>OpenOffice.org/3.3$Linux OpenOffice.org_project/330m20$Build-9567</meta:generator>
  </office:meta>
</office:document-meta>
</file>